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6cm"/>
    </style:style>
    <style:style style:name="gr3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P4" style:family="paragraph">
      <loext:graphic-properties draw:fill="none"/>
      <style:paragraph-properties fo:text-align="center"/>
      <style:text-properties style:font-name="Source Sans Pro" fo:font-size="14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1cm" svg:height="0.635cm" svg:x="7.3cm" svg:y="6.865cm">
          <text:p text:style-name="P1"><text:span text:style-name="T1">main_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7cm" svg:height="0.635cm" svg:x="7cm" svg:y="8.5cm">
          <text:p text:style-name="P1"><text:span text:style-name="T1">main_search_L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35cm" svg:y1="5.4cm" svg:x2="8.35cm" svg:y2="6.865cm" draw:start-shape="id1" draw:start-glue-point="2" draw:end-shape="id2" draw:end-glue-point="0" svg:d="M10350 5400l-2000 1465" svg:viewBox="0 0 2001 1466">
          <text:p/>
        </draw:connector>
        <draw:connector draw:style-name="gr4" draw:text-style-name="P4" draw:layer="layout" draw:type="line" svg:x1="8.35cm" svg:y1="7.5cm" svg:x2="8.35cm" svg:y2="8.5cm" draw:start-shape="id2" draw:start-glue-point="2" draw:end-shape="id3" draw:end-glue-point="0" svg:d="M8350 7500v1000" svg:viewBox="0 0 1 1001">
          <text:p/>
        </draw:connector>
        <draw:custom-shape draw:style-name="gr5" draw:text-style-name="P2" xml:id="id4" draw:id="id4" draw:layer="layout" svg:width="1.5cm" svg:height="0.635cm" svg:x="9.6cm" svg:y="6.865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1.5cm" svg:height="0.635cm" svg:x="11.3cm" svg:y="6.867cm">
          <text:p text:style-name="P1"><text:span text:style-name="T1">main_L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35cm" svg:y1="5.4cm" svg:x2="10.35cm" svg:y2="6.865cm" draw:start-shape="id1" draw:start-glue-point="2" draw:end-shape="id4" svg:d="M10350 5400v1465" svg:viewBox="0 0 1 1466">
          <text:p/>
        </draw:connector>
        <draw:connector draw:style-name="gr4" draw:text-style-name="P3" draw:layer="layout" draw:type="line" svg:x1="10.35cm" svg:y1="5.4cm" svg:x2="12.05cm" svg:y2="6.867cm" draw:start-shape="id1" draw:start-glue-point="2" draw:end-shape="id5" draw:end-glue-point="0" svg:d="M10350 5400l1700 1467" svg:viewBox="0 0 1701 14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47M40S</meta:editing-duration>
    <meta:editing-cycles>18</meta:editing-cycles>
    <meta:generator>LibreOffice/6.1.0.3$MacOSX_X86_64 LibreOffice_project/efb621ed25068d70781dc026f7e9c5187a4decd1</meta:generator>
    <dc:date>2018-08-25T18:54:02.444008346</dc:date>
    <meta:document-statistic meta:object-count="9"/>
  </office:meta>
</office:document-meta>
</file>